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49.14mm" svg:y="16.94mm">
            <loext:p draw:notify-on-update-of-ranges="Sheet1.B1:Sheet1.B1 Sheet1.B2:Sheet1.B14 Sheet1.D1:Sheet1.D1 Sheet1.D2:Sheet1.D14 Sheet1.E1:Sheet1.E1 Sheet1.E2:Sheet1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tep</text:p>
          </table:table-cell>
          <table:table-cell table:style-name="Default" office:value-type="string" calcext:value-type="string">
            <text:p>affine</text:p>
          </table:table-cell>
          <table:table-cell table:style-name="Default" office:value-type="string" calcext:value-type="string">
            <text:p>log</text:p>
          </table:table-cell>
          <table:table-cell table:style-name="Default" office:value-type="string" calcext:value-type="string">
            <text:p>log rounded</text:p>
          </table:table-cell>
          <table:table-cell table:style-name="Default" office:value-type="string" calcext:value-type="string">
            <text:p>moyenn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ax value</text:p>
          </table:table-cell>
          <table:table-cell office:value-type="string" calcext:value-type="string">
            <text:p>nb 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G$2]*[.A2]/[.$H$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[.C2])" office:value-type="float" office:value="1" calcext:value-type="float">
            <text:p>1</text:p>
          </table:table-cell>
          <table:table-cell table:formula="of:=FLOOR(([.B2]*[.$F$2] + [.D2]*[.$F$3])/([.$F$2]+[.$F$3]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2]*[.A3]/[.$H$2])" office:value-type="float" office:value="21" calcext:value-type="float">
            <text:p>21</text:p>
          </table:table-cell>
          <table:table-cell table:formula="of:=[.C2]*POWER([.$G$2];1/[.$H$2])" office:value-type="float" office:value="1.58688339240063" calcext:value-type="float">
            <text:p>1,58688339240063</text:p>
          </table:table-cell>
          <table:table-cell table:formula="of:=ROUND([.C3])" office:value-type="float" office:value="2" calcext:value-type="float">
            <text:p>2</text:p>
          </table:table-cell>
          <table:table-cell table:formula="of:=FLOOR(([.B3]*[.$F$2] + [.D3]*[.$F$3])/([.$F$2]+[.$F$3])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2]*[.A4]/[.$H$2])" office:value-type="float" office:value="42" calcext:value-type="float">
            <text:p>42</text:p>
          </table:table-cell>
          <table:table-cell table:formula="of:=[.C3]*POWER([.$G$2];1/[.$H$2])" office:value-type="float" office:value="2.51819890107692" calcext:value-type="float">
            <text:p>2,51819890107692</text:p>
          </table:table-cell>
          <table:table-cell table:formula="of:=ROUND([.C4])" office:value-type="float" office:value="3" calcext:value-type="float">
            <text:p>3</text:p>
          </table:table-cell>
          <table:table-cell table:formula="of:=FLOOR(([.B4]*[.$F$2] + [.D4]*[.$F$3])/([.$F$2]+[.$F$3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2]*[.A5]/[.$H$2])" office:value-type="float" office:value="63" calcext:value-type="float">
            <text:p>63</text:p>
          </table:table-cell>
          <table:table-cell table:formula="of:=[.C4]*POWER([.$G$2];1/[.$H$2])" office:value-type="float" office:value="3.99608801488047" calcext:value-type="float">
            <text:p>3,99608801488047</text:p>
          </table:table-cell>
          <table:table-cell table:formula="of:=ROUND([.C5])" office:value-type="float" office:value="4" calcext:value-type="float">
            <text:p>4</text:p>
          </table:table-cell>
          <table:table-cell table:formula="of:=FLOOR(([.B5]*[.$F$2] + [.D5]*[.$F$3])/([.$F$2]+[.$F$3])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2]*[.A6]/[.$H$2])" office:value-type="float" office:value="85" calcext:value-type="float">
            <text:p>85</text:p>
          </table:table-cell>
          <table:table-cell table:formula="of:=[.C5]*POWER([.$G$2];1/[.$H$2])" office:value-type="float" office:value="6.341325705385" calcext:value-type="float">
            <text:p>6,341325705385</text:p>
          </table:table-cell>
          <table:table-cell table:formula="of:=ROUND([.C6])" office:value-type="float" office:value="6" calcext:value-type="float">
            <text:p>6</text:p>
          </table:table-cell>
          <table:table-cell table:formula="of:=FLOOR(([.B6]*[.$F$2] + [.D6]*[.$F$3])/([.$F$2]+[.$F$3])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2]*[.A7]/[.$H$2])" office:value-type="float" office:value="106" calcext:value-type="float">
            <text:p>106</text:p>
          </table:table-cell>
          <table:table-cell table:formula="of:=[.C6]*POWER([.$G$2];1/[.$H$2])" office:value-type="float" office:value="10.0629444476786" calcext:value-type="float">
            <text:p>10,0629444476786</text:p>
          </table:table-cell>
          <table:table-cell table:formula="of:=ROUND([.C7])" office:value-type="float" office:value="10" calcext:value-type="float">
            <text:p>10</text:p>
          </table:table-cell>
          <table:table-cell table:formula="of:=FLOOR(([.B7]*[.$F$2] + [.D7]*[.$F$3])/([.$F$2]+[.$F$3])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2]*[.A8]/[.$H$2])" office:value-type="float" office:value="127" calcext:value-type="float">
            <text:p>127</text:p>
          </table:table-cell>
          <table:table-cell table:formula="of:=[.C7]*POWER([.$G$2];1/[.$H$2])" office:value-type="float" office:value="15.9687194226713" calcext:value-type="float">
            <text:p>15,9687194226713</text:p>
          </table:table-cell>
          <table:table-cell table:formula="of:=ROUND([.C8])" office:value-type="float" office:value="16" calcext:value-type="float">
            <text:p>16</text:p>
          </table:table-cell>
          <table:table-cell table:formula="of:=FLOOR(([.B8]*[.$F$2] + [.D8]*[.$F$3])/([.$F$2]+[.$F$3])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2]*[.A9]/[.$H$2])" office:value-type="float" office:value="148" calcext:value-type="float">
            <text:p>148</text:p>
          </table:table-cell>
          <table:table-cell table:formula="of:=[.C8]*POWER([.$G$2];1/[.$H$2])" office:value-type="float" office:value="25.3404956497424" calcext:value-type="float">
            <text:p>25,3404956497424</text:p>
          </table:table-cell>
          <table:table-cell table:formula="of:=ROUND([.C9])" office:value-type="float" office:value="25" calcext:value-type="float">
            <text:p>25</text:p>
          </table:table-cell>
          <table:table-cell table:formula="of:=FLOOR(([.B9]*[.$F$2] + [.D9]*[.$F$3])/([.$F$2]+[.$F$3]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2]*[.A10]/[.$H$2])" office:value-type="float" office:value="170" calcext:value-type="float">
            <text:p>170</text:p>
          </table:table-cell>
          <table:table-cell table:formula="of:=[.C9]*POWER([.$G$2];1/[.$H$2])" office:value-type="float" office:value="40.2124117017765" calcext:value-type="float">
            <text:p>40,2124117017765</text:p>
          </table:table-cell>
          <table:table-cell table:formula="of:=ROUND([.C10])" office:value-type="float" office:value="40" calcext:value-type="float">
            <text:p>40</text:p>
          </table:table-cell>
          <table:table-cell table:formula="of:=FLOOR(([.B10]*[.$F$2] + [.D10]*[.$F$3])/([.$F$2]+[.$F$3])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2]*[.A11]/[.$H$2])" office:value-type="float" office:value="191" calcext:value-type="float">
            <text:p>191</text:p>
          </table:table-cell>
          <table:table-cell table:formula="of:=[.C10]*POWER([.$G$2];1/[.$H$2])" office:value-type="float" office:value="63.8124082979257" calcext:value-type="float">
            <text:p>63,8124082979257</text:p>
          </table:table-cell>
          <table:table-cell table:formula="of:=ROUND([.C11])" office:value-type="float" office:value="64" calcext:value-type="float">
            <text:p>64</text:p>
          </table:table-cell>
          <table:table-cell table:formula="of:=FLOOR(([.B11]*[.$F$2] + [.D11]*[.$F$3])/([.$F$2]+[.$F$3])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2]*[.A12]/[.$H$2])" office:value-type="float" office:value="212" calcext:value-type="float">
            <text:p>212</text:p>
          </table:table-cell>
          <table:table-cell table:formula="of:=[.C11]*POWER([.$G$2];1/[.$H$2])" office:value-type="float" office:value="101.262850957066" calcext:value-type="float">
            <text:p>101,262850957066</text:p>
          </table:table-cell>
          <table:table-cell table:formula="of:=ROUND([.C12])" office:value-type="float" office:value="101" calcext:value-type="float">
            <text:p>101</text:p>
          </table:table-cell>
          <table:table-cell table:formula="of:=FLOOR(([.B12]*[.$F$2] + [.D12]*[.$F$3])/([.$F$2]+[.$F$3])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2]*[.A13]/[.$H$2])" office:value-type="float" office:value="233" calcext:value-type="float">
            <text:p>233</text:p>
          </table:table-cell>
          <table:table-cell table:formula="of:=[.C12]*POWER([.$G$2];1/[.$H$2])" office:value-type="float" office:value="160.692336450908" calcext:value-type="float">
            <text:p>160,692336450908</text:p>
          </table:table-cell>
          <table:table-cell table:formula="of:=ROUND([.C13])" office:value-type="float" office:value="161" calcext:value-type="float">
            <text:p>161</text:p>
          </table:table-cell>
          <table:table-cell table:formula="of:=FLOOR(([.B13]*[.$F$2] + [.D13]*[.$F$3])/([.$F$2]+[.$F$3])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2]*[.A14]/[.$H$2])" office:value-type="float" office:value="255" calcext:value-type="float">
            <text:p>255</text:p>
          </table:table-cell>
          <table:table-cell table:formula="of:=[.C13]*POWER([.$G$2];1/[.$H$2])" office:value-type="float" office:value="255" calcext:value-type="float">
            <text:p>255</text:p>
          </table:table-cell>
          <table:table-cell table:formula="of:=ROUND([.C14])" office:value-type="float" office:value="255" calcext:value-type="float">
            <text:p>255</text:p>
          </table:table-cell>
          <table:table-cell table:formula="of:=FLOOR(([.B14]*[.$F$2] + [.D14]*[.$F$3])/([.$F$2]+[.$F$3])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2]*[.A15]/[.$H$2])" office:value-type="float" office:value="276" calcext:value-type="float">
            <text:p>276</text:p>
          </table:table-cell>
          <table:table-cell table:formula="of:=[.C14]*POWER([.$G$2];1/[.$H$2])" office:value-type="float" office:value="404.65526506216" calcext:value-type="float">
            <text:p>404,65526506216</text:p>
          </table:table-cell>
          <table:table-cell table:formula="of:=ROUND([.C15])" office:value-type="float" office:value="405" calcext:value-type="float">
            <text:p>405</text:p>
          </table:table-cell>
          <table:table-cell table:formula="of:=FLOOR(([.B15]*[.$F$2] + [.D15]*[.$F$3])/([.$F$2]+[.$F$3]))"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2]*[.A16]/[.$H$2])" office:value-type="float" office:value="297" calcext:value-type="float">
            <text:p>297</text:p>
          </table:table-cell>
          <table:table-cell table:formula="of:=[.C15]*POWER([.$G$2];1/[.$H$2])" office:value-type="float" office:value="642.140719774614" calcext:value-type="float">
            <text:p>642,140719774614</text:p>
          </table:table-cell>
          <table:table-cell table:formula="of:=ROUND([.C16])" office:value-type="float" office:value="642" calcext:value-type="float">
            <text:p>642</text:p>
          </table:table-cell>
          <table:table-cell table:formula="of:=FLOOR(([.B16]*[.$F$2] + [.D16]*[.$F$3])/([.$F$2]+[.$F$3]))"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2]*[.A17]/[.$H$2])" office:value-type="float" office:value="318" calcext:value-type="float">
            <text:p>318</text:p>
          </table:table-cell>
          <table:table-cell table:formula="of:=[.C16]*POWER([.$G$2];1/[.$H$2])" office:value-type="float" office:value="1019.00244379452" calcext:value-type="float">
            <text:p>1019,00244379452</text:p>
          </table:table-cell>
          <table:table-cell table:formula="of:=ROUND([.C17])" office:value-type="float" office:value="1019" calcext:value-type="float">
            <text:p>1019</text:p>
          </table:table-cell>
          <table:table-cell table:formula="of:=FLOOR(([.B17]*[.$F$2] + [.D17]*[.$F$3])/([.$F$2]+[.$F$3]))" office:value-type="float" office:value="785" calcext:value-type="float">
            <text:p>7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41:24.083334356</meta:creation-date>
    <dc:date>2017-10-17T22:52:57.766533265</dc:date>
    <meta:editing-duration>PT11M32S</meta:editing-duration>
    <meta:editing-cycles>3</meta:editing-cycles>
    <meta:generator>LibreOffice/5.3.5.2$Linux_X86_64 LibreOffice_project/50d9bf2b0a79cdb85a3814b592608037a682059d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782cm" style:legend-expansion="high" chart:style-name="ch2"/>
        <chart:plot-area chart:style-name="ch3" table:cell-range-address="Sheet1.B1:Sheet1.B14 Sheet1.D1:Sheet1.E14" chart:data-source-has-labels="row" svg:x="0.32cm" svg:y="0.18cm" svg:width="12.243cm" svg:height="8.64cm">
          <chartooo:coordinate-region svg:x="1.127cm" svg:y="0.354cm" svg:width="11.249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line">
            <chart:data-point chart:repeated="13"/>
          </chart:series>
          <chart:series chart:style-name="ch7" chart:values-cell-range-address="Sheet1.D2:Sheet1.D14" chart:label-cell-address="Sheet1.D1:Sheet1.D1" chart:class="chart:line">
            <chart:data-point chart:repeated="13"/>
          </chart:series>
          <chart:series chart:style-name="ch8" chart:values-cell-range-address="Sheet1.E2:Sheet1.E14" chart:label-cell-address="Sheet1.E1:Sheet1.E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fine</text:p>
                <draw:g>
                  <svg:desc>Sheet1.B1:Sheet1.B1</svg:desc>
                </draw:g>
              </table:table-cell>
              <table:table-cell office:value-type="string">
                <text:p>log rounded</text:p>
                <draw:g>
                  <svg:desc>Sheet1.D1:Sheet1.D1</svg:desc>
                </draw:g>
              </table:table-cell>
              <table:table-cell office:value-type="string">
                <text:p>moyenn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1">
                <text:p>1</text:p>
                <draw:g>
                  <svg:desc>Sheet1.D2:Sheet1.D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101">
                <text:p>10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161">
                <text:p>16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